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530" officeooo:paragraph-rsid="0001b5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ntifier : <text:database-display text:table-name="biblio" text:table-type="table" text:column-name="Identifier" text:database-name="Bibliography">&lt;Identifier&gt;</text:database-display></text:p>
      <text:p text:style-name="P1">Text: <text:text-input text:description="">Foo</text:text-input> <text:text-input text:description="Dummy empty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Yves Samyn</meta:initial-creator>
    <meta:creation-date>2014-07-25T17:10:33.204000000</meta:creation-date>
    <dc:date>2014-08-07T15:11:29.328216525</dc:date>
    <dc:creator>First Last2</dc:creator>
    <meta:editing-duration>PT2M8S</meta:editing-duration>
    <meta:editing-cycles>2</meta:editing-cycles>
    <meta:generator>LibreOffice/4.4.0.0.alpha0$Linux_x86 LibreOffice_project/eb1832a0fb4921a1a08f04c7aa7a71d705a84d47</meta:generator>
    <meta:document-statistic meta:table-count="0" meta:image-count="0" meta:object-count="0" meta:page-count="1" meta:paragraph-count="2" meta:word-count="10" meta:character-count="40" meta:non-whitespace-character-count="35"/>
  </office:meta>
</office:document-meta>
</file>